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15368ea" officeooo:paragraph-rsid="000b1a5a"/>
    </style:style>
    <style:style style:name="P2" style:family="paragraph" style:parent-style-name="Anglais">
      <style:text-properties fo:language="en" fo:country="GB" fo:font-style="normal" officeooo:rsid="01545e79" officeooo:paragraph-rsid="000b1a5a" style:font-style-asian="normal" style:font-style-complex="normal"/>
    </style:style>
    <style:style style:name="P3" style:family="paragraph" style:parent-style-name="Anglais">
      <style:text-properties fo:language="en" fo:country="GB" fo:font-style="normal" officeooo:rsid="0155faae" officeooo:paragraph-rsid="000b1a5a" style:font-style-asian="normal" style:font-style-complex="normal"/>
    </style:style>
    <style:style style:name="P4" style:family="paragraph" style:parent-style-name="Anglais">
      <style:text-properties fo:language="en" fo:country="GB" fo:font-style="normal" officeooo:rsid="015664b6" officeooo:paragraph-rsid="000b1a5a" style:font-style-asian="normal" style:font-style-complex="normal"/>
    </style:style>
    <style:style style:name="P5" style:family="paragraph" style:parent-style-name="Anglais">
      <style:text-properties fo:language="en" fo:country="GB" fo:font-style="normal" officeooo:rsid="01592a14" officeooo:paragraph-rsid="000b1a5a" style:font-style-asian="normal" style:font-style-complex="normal"/>
    </style:style>
    <style:style style:name="P6" style:family="paragraph" style:parent-style-name="Anglais">
      <style:text-properties fo:language="en" fo:country="GB" officeooo:rsid="015664b6" officeooo:paragraph-rsid="000b1a5a"/>
    </style:style>
    <style:style style:name="P7" style:family="paragraph" style:parent-style-name="Anglais">
      <style:text-properties fo:language="en" fo:country="GB" officeooo:rsid="0157581a" officeooo:paragraph-rsid="000b1a5a"/>
    </style:style>
    <style:style style:name="P8" style:family="paragraph" style:parent-style-name="Anglais">
      <style:text-properties fo:language="en" fo:country="GB" officeooo:rsid="01592a14" officeooo:paragraph-rsid="000b1a5a"/>
    </style:style>
    <style:style style:name="P9" style:family="paragraph" style:parent-style-name="Anglais">
      <style:text-properties fo:language="en" fo:country="GB" officeooo:rsid="015b64bd" officeooo:paragraph-rsid="000b1a5a"/>
    </style:style>
    <style:style style:name="P10" style:family="paragraph" style:parent-style-name="Lieux">
      <style:text-properties fo:language="en" fo:country="GB" officeooo:rsid="01513cad" officeooo:paragraph-rsid="000b1a5a"/>
    </style:style>
    <style:style style:name="P11" style:family="paragraph" style:parent-style-name="Passé">
      <style:text-properties fo:language="en" fo:country="GB" fo:font-style="normal" officeooo:rsid="015bddc2" officeooo:paragraph-rsid="000b1a5a" style:font-style-asian="normal" style:font-style-complex="normal"/>
    </style:style>
    <style:style style:name="P12" style:family="paragraph" style:parent-style-name="Séparation_20_temporelle">
      <style:text-properties fo:language="en" fo:country="GB" officeooo:paragraph-rsid="000b1a5a"/>
    </style:style>
    <style:style style:name="P13" style:family="paragraph" style:parent-style-name="Titre_20_Chapitre">
      <style:paragraph-properties fo:break-before="page"/>
      <style:text-properties fo:language="en" fo:country="GB" officeooo:rsid="01513cad" officeooo:paragraph-rsid="000b1a5a"/>
    </style:style>
    <style:style style:name="P14" style:family="paragraph" style:parent-style-name="Vlad_20_Kemenov">
      <style:text-properties fo:language="en" fo:country="GB" fo:font-style="normal" fo:font-weight="normal" officeooo:rsid="018bc251" officeooo:paragraph-rsid="000b1a5a" style:font-style-asian="normal" style:font-weight-asian="normal" style:font-style-complex="normal" style:font-weight-complex="normal"/>
    </style:style>
    <style:style style:name="P15" style:family="paragraph" style:parent-style-name="Vlad_20_Kemenov">
      <style:text-properties fo:language="en" fo:country="GB" fo:font-style="normal" fo:font-weight="normal" officeooo:rsid="016ec191" officeooo:paragraph-rsid="000b1a5a" style:font-style-asian="normal" style:font-weight-asian="normal" style:font-style-complex="normal" style:font-weight-complex="normal"/>
    </style:style>
    <style:style style:name="P16" style:family="paragraph" style:parent-style-name="Vlad_20_Kemenov">
      <style:text-properties fo:language="en" fo:country="GB" fo:font-style="normal" fo:font-weight="normal" officeooo:rsid="0171f41c" officeooo:paragraph-rsid="000b1a5a" style:font-style-asian="normal" style:font-weight-asian="normal" style:font-style-complex="normal" style:font-weight-complex="normal"/>
    </style:style>
    <style:style style:name="P17" style:family="paragraph" style:parent-style-name="Vlad_20_Kemenov">
      <style:text-properties fo:language="en" fo:country="GB" fo:font-style="normal" fo:font-weight="normal" officeooo:rsid="017491eb" officeooo:paragraph-rsid="000b1a5a" style:font-style-asian="normal" style:font-weight-asian="normal" style:font-style-complex="normal" style:font-weight-complex="normal"/>
    </style:style>
    <style:style style:name="P18" style:family="paragraph" style:parent-style-name="Vlad_20_Kemenov">
      <style:text-properties fo:language="en" fo:country="GB" fo:font-style="normal" fo:font-weight="normal" officeooo:rsid="0176d2d7" officeooo:paragraph-rsid="000b1a5a" style:font-style-asian="normal" style:font-weight-asian="normal" style:font-style-complex="normal" style:font-weight-complex="normal"/>
    </style:style>
    <style:style style:name="P19" style:family="paragraph" style:parent-style-name="Vlad_20_Kemenov">
      <style:text-properties fo:language="en" fo:country="GB" fo:font-style="normal" fo:font-weight="normal" officeooo:rsid="01773fbb" officeooo:paragraph-rsid="000b1a5a" style:font-style-asian="normal" style:font-weight-asian="normal" style:font-style-complex="normal" style:font-weight-complex="normal"/>
    </style:style>
    <style:style style:name="P20" style:family="paragraph" style:parent-style-name="Vlad_20_Kemenov">
      <style:text-properties fo:language="en" fo:country="GB" fo:font-style="normal" fo:font-weight="normal" officeooo:rsid="0178cbb8" officeooo:paragraph-rsid="000b1a5a" style:font-style-asian="normal" style:font-weight-asian="normal" style:font-style-complex="normal" style:font-weight-complex="normal"/>
    </style:style>
    <style:style style:name="P21" style:family="paragraph" style:parent-style-name="Vlad_20_Kemenov">
      <style:text-properties fo:language="en" fo:country="GB" fo:font-style="normal" fo:font-weight="normal" officeooo:rsid="017bbb9d" officeooo:paragraph-rsid="000b1a5a" style:font-style-asian="normal" style:font-weight-asian="normal" style:font-style-complex="normal" style:font-weight-complex="normal"/>
    </style:style>
    <style:style style:name="P22" style:family="paragraph" style:parent-style-name="Vlad_20_Kemenov">
      <style:text-properties fo:language="en" fo:country="GB" fo:font-style="normal" fo:font-weight="normal" officeooo:rsid="017d2c5e" officeooo:paragraph-rsid="000b1a5a" style:font-style-asian="normal" style:font-weight-asian="normal" style:font-style-complex="normal" style:font-weight-complex="normal"/>
    </style:style>
    <style:style style:name="P23" style:family="paragraph" style:parent-style-name="Vlad_20_Kemenov">
      <style:text-properties fo:language="en" fo:country="GB" fo:font-style="normal" fo:font-weight="normal" officeooo:rsid="017e005a" officeooo:paragraph-rsid="000b1a5a" style:font-style-asian="normal" style:font-weight-asian="normal" style:font-style-complex="normal" style:font-weight-complex="normal"/>
    </style:style>
    <style:style style:name="P24" style:family="paragraph" style:parent-style-name="Vlad_20_Kemenov">
      <style:text-properties fo:language="en" fo:country="GB" fo:font-style="normal" fo:font-weight="normal" officeooo:rsid="017ef321" officeooo:paragraph-rsid="000b1a5a" style:font-style-asian="normal" style:font-weight-asian="normal" style:font-style-complex="normal" style:font-weight-complex="normal"/>
    </style:style>
    <style:style style:name="P25" style:family="paragraph" style:parent-style-name="Vlad_20_Kemenov">
      <style:text-properties fo:language="en" fo:country="GB" fo:font-style="normal" fo:font-weight="normal" officeooo:rsid="0180e847" officeooo:paragraph-rsid="000b1a5a" style:font-style-asian="normal" style:font-weight-asian="normal" style:font-style-complex="normal" style:font-weight-complex="normal"/>
    </style:style>
    <style:style style:name="P26" style:family="paragraph" style:parent-style-name="Vlad_20_Kemenov">
      <style:text-properties fo:language="en" fo:country="GB" fo:font-style="normal" fo:font-weight="normal" officeooo:rsid="018105f7" officeooo:paragraph-rsid="000b1a5a" style:font-style-asian="normal" style:font-weight-asian="normal" style:font-style-complex="normal" style:font-weight-complex="normal"/>
    </style:style>
    <style:style style:name="P27" style:family="paragraph" style:parent-style-name="Vlad_20_Kemenov">
      <style:text-properties fo:language="en" fo:country="GB" fo:font-style="normal" fo:font-weight="normal" officeooo:rsid="0182c617" officeooo:paragraph-rsid="000b1a5a" style:font-style-asian="normal" style:font-weight-asian="normal" style:font-style-complex="normal" style:font-weight-complex="normal"/>
    </style:style>
    <style:style style:name="P28" style:family="paragraph" style:parent-style-name="Vlad_20_Kemenov">
      <style:text-properties fo:language="en" fo:country="GB" fo:font-style="normal" fo:font-weight="normal" officeooo:rsid="018a9af5" officeooo:paragraph-rsid="000b1a5a" style:font-style-asian="normal" style:font-weight-asian="normal" style:font-style-complex="normal" style:font-weight-complex="normal"/>
    </style:style>
    <style:style style:name="P29" style:family="paragraph" style:parent-style-name="Vlad_20_Kemenov">
      <style:text-properties fo:language="en" fo:country="GB" fo:font-style="normal" fo:font-weight="normal" officeooo:rsid="018ae168" officeooo:paragraph-rsid="000b1a5a" style:font-style-asian="normal" style:font-weight-asian="normal" style:font-style-complex="normal" style:font-weight-complex="normal"/>
    </style:style>
    <style:style style:name="P30" style:family="paragraph" style:parent-style-name="Vlad_20_Kemenov">
      <style:text-properties fo:language="en" fo:country="GB" fo:font-style="normal" officeooo:rsid="015bddc2" officeooo:paragraph-rsid="000b1a5a" style:font-style-asian="normal" style:font-style-complex="normal"/>
    </style:style>
    <style:style style:name="P31" style:family="paragraph" style:parent-style-name="Vlad_20_Kemenov">
      <style:text-properties fo:language="en" fo:country="GB" fo:font-style="normal" officeooo:rsid="015ea867" officeooo:paragraph-rsid="000b1a5a" style:font-style-asian="normal" style:font-style-complex="normal"/>
    </style:style>
    <style:style style:name="P32" style:family="paragraph" style:parent-style-name="Vlad_20_Kemenov">
      <style:text-properties fo:language="en" fo:country="GB" fo:font-style="normal" officeooo:rsid="01608f25" officeooo:paragraph-rsid="000b1a5a" style:font-style-asian="normal" style:font-style-complex="normal"/>
    </style:style>
    <style:style style:name="P33" style:family="paragraph" style:parent-style-name="Vlad_20_Kemenov">
      <style:text-properties fo:language="en" fo:country="GB" fo:font-style="normal" officeooo:rsid="01625fd5" officeooo:paragraph-rsid="000b1a5a" style:font-style-asian="normal" style:font-style-complex="normal"/>
    </style:style>
    <style:style style:name="P34" style:family="paragraph" style:parent-style-name="Vlad_20_Kemenov">
      <style:text-properties fo:language="en" fo:country="GB" fo:font-style="normal" officeooo:rsid="016388e7" officeooo:paragraph-rsid="000b1a5a" style:font-style-asian="normal" style:font-style-complex="normal"/>
    </style:style>
    <style:style style:name="P35" style:family="paragraph" style:parent-style-name="Vlad_20_Kemenov">
      <style:text-properties fo:language="en" fo:country="GB" fo:font-style="normal" officeooo:rsid="01642e1d" officeooo:paragraph-rsid="000b1a5a" style:font-style-asian="normal" style:font-style-complex="normal"/>
    </style:style>
    <style:style style:name="P36" style:family="paragraph" style:parent-style-name="Vlad_20_Kemenov">
      <style:text-properties fo:language="en" fo:country="GB" fo:font-style="normal" officeooo:rsid="0165cf70" officeooo:paragraph-rsid="000b1a5a" style:font-style-asian="normal" style:font-style-complex="normal"/>
    </style:style>
    <style:style style:name="P37" style:family="paragraph" style:parent-style-name="Vlad_20_Kemenov">
      <style:text-properties fo:language="en" fo:country="GB" fo:font-style="normal" officeooo:rsid="0167c056" officeooo:paragraph-rsid="000b1a5a" style:font-style-asian="normal" style:font-style-complex="normal"/>
    </style:style>
    <style:style style:name="P38" style:family="paragraph" style:parent-style-name="Vlad_20_Kemenov">
      <style:text-properties fo:language="en" fo:country="GB" fo:font-style="normal" officeooo:rsid="01695460" officeooo:paragraph-rsid="000b1a5a" style:font-style-asian="normal" style:font-style-complex="normal"/>
    </style:style>
    <style:style style:name="P39" style:family="paragraph" style:parent-style-name="Vlad_20_Kemenov">
      <style:text-properties fo:language="en" fo:country="GB" fo:font-style="normal" officeooo:rsid="016abdb4" officeooo:paragraph-rsid="000b1a5a" style:font-style-asian="normal" style:font-style-complex="normal"/>
    </style:style>
    <style:style style:name="P40" style:family="paragraph" style:parent-style-name="Vlad_20_Kemenov">
      <style:text-properties fo:language="en" fo:country="GB" fo:font-style="normal" officeooo:rsid="016be30f" officeooo:paragraph-rsid="000b1a5a" style:font-style-asian="normal" style:font-style-complex="normal"/>
    </style:style>
    <style:style style:name="P41" style:family="paragraph" style:parent-style-name="Vlad_20_Kemenov">
      <style:text-properties fo:language="en" fo:country="GB" officeooo:rsid="015bddc2" officeooo:paragraph-rsid="000b1a5a"/>
    </style:style>
    <style:style style:name="P42" style:family="paragraph" style:parent-style-name="Vlad_20_Kemenov">
      <style:text-properties fo:language="en" fo:country="GB" officeooo:rsid="015ea867" officeooo:paragraph-rsid="000b1a5a"/>
    </style:style>
    <style:style style:name="P43" style:family="paragraph" style:parent-style-name="Vlad_20_Kemenov">
      <style:text-properties fo:language="en" fo:country="GB" officeooo:rsid="0161ce4c" officeooo:paragraph-rsid="000b1a5a"/>
    </style:style>
    <style:style style:name="P44" style:family="paragraph" style:parent-style-name="Vlad_20_Kemenov">
      <style:text-properties fo:language="en" fo:country="GB" officeooo:rsid="01625fd5" officeooo:paragraph-rsid="000b1a5a"/>
    </style:style>
    <style:style style:name="P45" style:family="paragraph" style:parent-style-name="Vlad_20_Kemenov">
      <style:text-properties fo:language="en" fo:country="GB" officeooo:rsid="016388e7" officeooo:paragraph-rsid="000b1a5a"/>
    </style:style>
    <style:style style:name="P46" style:family="paragraph" style:parent-style-name="Vlad_20_Kemenov">
      <style:text-properties fo:language="en" fo:country="GB" officeooo:rsid="01642e1d" officeooo:paragraph-rsid="000b1a5a"/>
    </style:style>
    <style:style style:name="P47" style:family="paragraph" style:parent-style-name="Vlad_20_Kemenov">
      <style:text-properties fo:language="en" fo:country="GB" officeooo:rsid="0165cf70" officeooo:paragraph-rsid="000b1a5a"/>
    </style:style>
    <style:style style:name="P48" style:family="paragraph" style:parent-style-name="Vlad_20_Kemenov">
      <style:text-properties fo:language="en" fo:country="GB" officeooo:rsid="0167c056" officeooo:paragraph-rsid="000b1a5a"/>
    </style:style>
    <style:style style:name="P49" style:family="paragraph" style:parent-style-name="Vlad_20_Kemenov">
      <style:text-properties fo:language="en" fo:country="GB" officeooo:rsid="016abdb4" officeooo:paragraph-rsid="000b1a5a"/>
    </style:style>
    <style:style style:name="P50" style:family="paragraph" style:parent-style-name="Vlad_20_Kemenov">
      <style:text-properties fo:language="en" fo:country="GB" officeooo:rsid="016be30f" officeooo:paragraph-rsid="000b1a5a"/>
    </style:style>
    <style:style style:name="P51" style:family="paragraph" style:parent-style-name="Vlad_20_Kemenov">
      <style:text-properties fo:language="en" fo:country="GB" officeooo:rsid="016ec191" officeooo:paragraph-rsid="000b1a5a"/>
    </style:style>
    <style:style style:name="P52" style:family="paragraph" style:parent-style-name="Vlad_20_Kemenov">
      <style:text-properties fo:language="en" fo:country="GB" officeooo:rsid="017392a1" officeooo:paragraph-rsid="000b1a5a"/>
    </style:style>
    <style:style style:name="P53" style:family="paragraph" style:parent-style-name="Vlad_20_Kemenov">
      <style:text-properties fo:language="en" fo:country="GB" officeooo:rsid="0176c4dc" officeooo:paragraph-rsid="000b1a5a"/>
    </style:style>
    <style:style style:name="P54" style:family="paragraph" style:parent-style-name="Vlad_20_Kemenov">
      <style:text-properties fo:language="en" fo:country="GB" officeooo:rsid="01773fbb" officeooo:paragraph-rsid="000b1a5a"/>
    </style:style>
    <style:style style:name="P55" style:family="paragraph" style:parent-style-name="Vlad_20_Kemenov">
      <style:text-properties fo:language="en" fo:country="GB" officeooo:rsid="0178cbb8" officeooo:paragraph-rsid="000b1a5a"/>
    </style:style>
    <style:style style:name="P56" style:family="paragraph" style:parent-style-name="Vlad_20_Kemenov">
      <style:text-properties fo:language="en" fo:country="GB" officeooo:rsid="0178f115" officeooo:paragraph-rsid="000b1a5a"/>
    </style:style>
    <style:style style:name="P57" style:family="paragraph" style:parent-style-name="Vlad_20_Kemenov">
      <style:text-properties fo:language="en" fo:country="GB" officeooo:rsid="017a8030" officeooo:paragraph-rsid="000b1a5a"/>
    </style:style>
    <style:style style:name="P58" style:family="paragraph" style:parent-style-name="Vlad_20_Kemenov">
      <style:text-properties fo:language="en" fo:country="GB" officeooo:rsid="017bbb9d" officeooo:paragraph-rsid="000b1a5a"/>
    </style:style>
    <style:style style:name="P59" style:family="paragraph" style:parent-style-name="Vlad_20_Kemenov">
      <style:text-properties fo:language="en" fo:country="GB" officeooo:paragraph-rsid="000b1a5a"/>
    </style:style>
    <style:style style:name="T1" style:family="text">
      <style:text-properties officeooo:rsid="01528718"/>
    </style:style>
    <style:style style:name="T2" style:family="text">
      <style:text-properties officeooo:rsid="01545e79"/>
    </style:style>
    <style:style style:name="T3" style:family="text">
      <style:text-properties fo:font-style="italic" style:font-style-asian="italic" style:font-style-complex="italic"/>
    </style:style>
    <style:style style:name="T4" style:family="text">
      <style:text-properties fo:font-style="italic" officeooo:rsid="01545e79" style:font-style-asian="italic" style:font-style-complex="italic"/>
    </style:style>
    <style:style style:name="T5" style:family="text">
      <style:text-properties fo:font-style="italic" officeooo:rsid="0167c056" style:font-style-asian="italic" style:font-style-complex="italic"/>
    </style:style>
    <style:style style:name="T6" style:family="text">
      <style:text-properties fo:font-style="italic" officeooo:rsid="01695460"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1545e79" style:font-style-asian="normal" style:font-style-complex="normal"/>
    </style:style>
    <style:style style:name="T10" style:family="text">
      <style:text-properties fo:font-style="normal" officeooo:rsid="0155faae" style:font-style-asian="normal" style:font-style-complex="normal"/>
    </style:style>
    <style:style style:name="T11" style:family="text">
      <style:text-properties fo:font-style="normal" officeooo:rsid="0157581a" style:font-style-asian="normal" style:font-style-complex="normal"/>
    </style:style>
    <style:style style:name="T12" style:family="text">
      <style:text-properties fo:font-style="normal" officeooo:rsid="01592a14" style:font-style-asian="normal" style:font-style-complex="normal"/>
    </style:style>
    <style:style style:name="T13" style:family="text">
      <style:text-properties fo:font-style="normal" officeooo:rsid="015a9fde" style:font-style-asian="normal" style:font-style-complex="normal"/>
    </style:style>
    <style:style style:name="T14" style:family="text">
      <style:text-properties fo:font-style="normal" officeooo:rsid="015b64bd" style:font-style-asian="normal" style:font-style-complex="normal"/>
    </style:style>
    <style:style style:name="T15" style:family="text">
      <style:text-properties fo:font-style="normal" officeooo:rsid="015bddc2" style:font-style-asian="normal" style:font-style-complex="normal"/>
    </style:style>
    <style:style style:name="T16" style:family="text">
      <style:text-properties fo:font-style="normal" officeooo:rsid="015d0f65" style:font-style-asian="normal" style:font-style-complex="normal"/>
    </style:style>
    <style:style style:name="T17" style:family="text">
      <style:text-properties fo:font-style="normal" officeooo:rsid="01608f25" style:font-style-asian="normal" style:font-style-complex="normal"/>
    </style:style>
    <style:style style:name="T18" style:family="text">
      <style:text-properties fo:font-style="normal" officeooo:rsid="01625fd5" style:font-style-asian="normal" style:font-style-complex="normal"/>
    </style:style>
    <style:style style:name="T19" style:family="text">
      <style:text-properties fo:font-style="normal" officeooo:rsid="016388e7" style:font-style-asian="normal" style:font-style-complex="normal"/>
    </style:style>
    <style:style style:name="T20" style:family="text">
      <style:text-properties fo:font-style="normal" officeooo:rsid="01642e1d" style:font-style-asian="normal" style:font-style-complex="normal"/>
    </style:style>
    <style:style style:name="T21" style:family="text">
      <style:text-properties fo:font-style="normal" officeooo:rsid="0165cf70" style:font-style-asian="normal" style:font-style-complex="normal"/>
    </style:style>
    <style:style style:name="T22" style:family="text">
      <style:text-properties fo:font-style="normal" officeooo:rsid="0167c056" style:font-style-asian="normal" style:font-style-complex="normal"/>
    </style:style>
    <style:style style:name="T23" style:family="text">
      <style:text-properties fo:font-style="normal" officeooo:rsid="01695460" style:font-style-asian="normal" style:font-style-complex="normal"/>
    </style:style>
    <style:style style:name="T24" style:family="text">
      <style:text-properties fo:font-style="normal" officeooo:rsid="016abdb4" style:font-style-asian="normal" style:font-style-complex="normal"/>
    </style:style>
    <style:style style:name="T25" style:family="text">
      <style:text-properties fo:font-style="normal" officeooo:rsid="016be30f" style:font-style-asian="normal" style:font-style-complex="normal"/>
    </style:style>
    <style:style style:name="T26" style:family="text">
      <style:text-properties fo:font-style="normal" officeooo:rsid="017491eb"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16ec191" style:font-style-asian="normal" style:font-weight-asian="bold" style:font-style-complex="normal" style:font-weight-complex="bold"/>
    </style:style>
    <style:style style:name="T29" style:family="text">
      <style:text-properties fo:font-style="normal" fo:font-weight="bold" officeooo:rsid="0178f115"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17491eb" style:font-style-asian="normal" style:font-weight-asian="normal" style:font-style-complex="normal" style:font-weight-complex="normal"/>
    </style:style>
    <style:style style:name="T32" style:family="text">
      <style:text-properties fo:font-style="normal" fo:font-weight="normal" officeooo:rsid="016d6431" style:font-style-asian="normal" style:font-weight-asian="normal" style:font-style-complex="normal" style:font-weight-complex="normal"/>
    </style:style>
    <style:style style:name="T33" style:family="text">
      <style:text-properties fo:font-style="normal" fo:font-weight="normal" officeooo:rsid="016dadda" style:font-style-asian="normal" style:font-weight-asian="normal" style:font-style-complex="normal" style:font-weight-complex="normal"/>
    </style:style>
    <style:style style:name="T34" style:family="text">
      <style:text-properties fo:font-style="normal" fo:font-weight="normal" officeooo:rsid="016ec191" style:font-style-asian="normal" style:font-weight-asian="normal" style:font-style-complex="normal" style:font-weight-complex="normal"/>
    </style:style>
    <style:style style:name="T35" style:family="text">
      <style:text-properties fo:font-style="normal" fo:font-weight="normal" officeooo:rsid="0170b326" style:font-style-asian="normal" style:font-weight-asian="normal" style:font-style-complex="normal" style:font-weight-complex="normal"/>
    </style:style>
    <style:style style:name="T36" style:family="text">
      <style:text-properties fo:font-style="normal" fo:font-weight="normal" officeooo:rsid="0171f41c" style:font-style-asian="normal" style:font-weight-asian="normal" style:font-style-complex="normal" style:font-weight-complex="normal"/>
    </style:style>
    <style:style style:name="T37" style:family="text">
      <style:text-properties fo:font-style="normal" fo:font-weight="normal" officeooo:rsid="017556b0" style:font-style-asian="normal" style:font-weight-asian="normal" style:font-style-complex="normal" style:font-weight-complex="normal"/>
    </style:style>
    <style:style style:name="T38" style:family="text">
      <style:text-properties fo:font-style="normal" fo:font-weight="normal" officeooo:rsid="0176c4dc" style:font-style-asian="normal" style:font-weight-asian="normal" style:font-style-complex="normal" style:font-weight-complex="normal"/>
    </style:style>
    <style:style style:name="T39" style:family="text">
      <style:text-properties fo:font-style="normal" fo:font-weight="normal" officeooo:rsid="0176d2d7" style:font-style-asian="normal" style:font-weight-asian="normal" style:font-style-complex="normal" style:font-weight-complex="normal"/>
    </style:style>
    <style:style style:name="T40" style:family="text">
      <style:text-properties fo:font-style="normal" fo:font-weight="normal" officeooo:rsid="01773fbb" style:font-style-asian="normal" style:font-weight-asian="normal" style:font-style-complex="normal" style:font-weight-complex="normal"/>
    </style:style>
    <style:style style:name="T41" style:family="text">
      <style:text-properties fo:font-style="normal" fo:font-weight="normal" officeooo:rsid="01774cb2" style:font-style-asian="normal" style:font-weight-asian="normal" style:font-style-complex="normal" style:font-weight-complex="normal"/>
    </style:style>
    <style:style style:name="T42" style:family="text">
      <style:text-properties fo:font-style="normal" fo:font-weight="normal" officeooo:rsid="0178cbb8" style:font-style-asian="normal" style:font-weight-asian="normal" style:font-style-complex="normal" style:font-weight-complex="normal"/>
    </style:style>
    <style:style style:name="T43" style:family="text">
      <style:text-properties fo:font-style="normal" fo:font-weight="normal" officeooo:rsid="0178f115" style:font-style-asian="normal" style:font-weight-asian="normal" style:font-style-complex="normal" style:font-weight-complex="normal"/>
    </style:style>
    <style:style style:name="T44" style:family="text">
      <style:text-properties fo:font-style="normal" fo:font-weight="normal" officeooo:rsid="0179215c" style:font-style-asian="normal" style:font-weight-asian="normal" style:font-style-complex="normal" style:font-weight-complex="normal"/>
    </style:style>
    <style:style style:name="T45" style:family="text">
      <style:text-properties fo:font-style="normal" fo:font-weight="normal" officeooo:rsid="017a8030" style:font-style-asian="normal" style:font-weight-asian="normal" style:font-style-complex="normal" style:font-weight-complex="normal"/>
    </style:style>
    <style:style style:name="T46" style:family="text">
      <style:text-properties fo:font-style="normal" fo:font-weight="normal" officeooo:rsid="017bbb9d" style:font-style-asian="normal" style:font-weight-asian="normal" style:font-style-complex="normal" style:font-weight-complex="normal"/>
    </style:style>
    <style:style style:name="T47" style:family="text">
      <style:text-properties fo:font-style="normal" fo:font-weight="normal" officeooo:rsid="017d2c5e" style:font-style-asian="normal" style:font-weight-asian="normal" style:font-style-complex="normal" style:font-weight-complex="normal"/>
    </style:style>
    <style:style style:name="T48" style:family="text">
      <style:text-properties officeooo:rsid="017e005a"/>
    </style:style>
    <style:style style:name="T49" style:family="text">
      <style:text-properties officeooo:rsid="017ef321"/>
    </style:style>
    <style:style style:name="T50" style:family="text">
      <style:text-properties fo:font-weight="bold" officeooo:rsid="017ef321" style:font-weight-asian="bold" style:font-weight-complex="bold"/>
    </style:style>
    <style:style style:name="T51" style:family="text">
      <style:text-properties officeooo:rsid="017fa409"/>
    </style:style>
    <style:style style:name="T52" style:family="text">
      <style:text-properties officeooo:rsid="0180e847"/>
    </style:style>
    <style:style style:name="T53" style:family="text">
      <style:text-properties officeooo:rsid="018105f7"/>
    </style:style>
    <style:style style:name="T54" style:family="text">
      <style:text-properties officeooo:rsid="0182c617"/>
    </style:style>
    <style:style style:name="T55" style:family="text">
      <style:text-properties officeooo:rsid="01840b91"/>
    </style:style>
    <style:style style:name="T56" style:family="text">
      <style:text-properties officeooo:rsid="018ae168"/>
    </style:style>
    <style:style style:name="T57" style:family="text">
      <style:text-properties officeooo:rsid="018bc2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Chapter 10: </text:span>The last straws</text:h>
      <text:h text:style-name="P10" text:outline-level="3"/>
      <text:p text:style-name="P1">Vladmir woke up, as usual, far too early, with a strange mass on his stomach. A pumpkin smell was in the air, a sign that Halloween was near, but it didn’t explain the presence on him. Opening a discreet eye, he noticed in the penumbra of his closed curtains an undetermined shape.</text:p>
      <text:p text:style-name="P1">“Blimey Vlad! I thought you’d never wake up!”</text:p>
      <text:p text:style-name="P1">The Russian suddenly sat up, reaching for his wand, and the mass fell down to his knees with a surprised squeal. An amused tremolo welcomed the fall of the thing, and Vladmir grumbled while creating a small fireball hovering over his head. He mainly hopped it was not the being he was thinking about. Alas, it was…</text:p>
      <text:p text:style-name="P1">On his knees, André was writhing to get upright, cursing, under the <text:span text:style-name="T2">amused look of his phoenix friend, calmly perched on the bed. Vladmir caught the cap and replace the Sorting Hat on his knees.</text:span></text:p>
      <text:p text:style-name="P1">“<text:span text:style-name="T2">I don’t know if you sleep, André, but I need to, and you wake me up at… 4 o’clock? I will make your tip burn,” Vladmir groaned as he turned his wand to the culprit.</text:span></text:p>
      <text:p text:style-name="P1">“<text:span text:style-name="T2">Oi! I’m here to tell you our good headmaster’s schemes!”</text:span></text:p>
      <text:p text:style-name="P1">“<text:span text:style-name="T2">I know them,” Vlad sighed. He wants to finance a HQ for an illegal organisation in one of my manors by giving it maximum protections and a </text:span><text:span text:style-name="T4">Fidelius</text:span><text:span text:style-name="T9">. Gringott’s blocked the transaction when I asked them, giving Katya time to collect evidence to throw him in front of the Wizengamot.”</text:span></text:p>
      <text:p text:style-name="P2">“I’m happy to know that you know,” André signed. “But that’s not the only thing…”</text:p>
      <text:p text:style-name="P1"><text:span text:style-name="T9">Vladmir groaned and adjusted his pillows. Fawkes immediately perched on his shoulder, asking for </text:span><text:span text:style-name="T10">caresses with a soft cheep.</text:span></text:p>
      <text:p text:style-name="P3">“Do you want to hear the funny news first, or the desperation-inducing ones?” the magical entity asked.</text:p>
      <text:p text:style-name="P3">“Start with the cool ones. I’m not sure I would value them otherwise.”</text:p>
      <text:p text:style-name="P3">“He looked for information about your aunt. Twice. He first sent a small swindler named Mundungus Fletcher. By the way, I didn’t know you were related to the tsars…”</text:p>
      <text:p text:style-name="P3">“The Kemenov family is a cousin branch of the Romanov’s. At the death of Nikolai II and of the entire imperial family, the Kemenovs became heirs of Imperial Russian by right of blood.”</text:p>
      <text:p text:style-name="P3">“So that’s why your status as heir of the Kemenovs is put forward each time? By the Founders, you are ‘only’ the Heir of the Russian Empire!”</text:p>
      <text:p text:style-name="P6"><text:span text:style-name="T10">V</text:span><text:span text:style-name="T8">ladmir gave a faint smile.</text:span></text:p>
      <text:p text:style-name="P4">“Not really. Somebody else is better placed than me in a hypothetical rehabilitation of the Imperial Court, and that, despite my Blood Adoption.”</text:p>
      <text:p text:style-name="P4">The Sorting Hat stayed a few moments silent because of the huge nature of the revelation, his magical mind overheating. There was a difference between being part of an imperial family and <text:soft-page-break/>being a direct heir. Vladmir Vassilievitch Kemenov was of a purer blood than all England’s wizards combined.</text:p>
      <text:p text:style-name="P4">“Did Dumbledore understand that fact?” Vladmir suddenly worried.</text:p>
      <text:p text:style-name="P4">The young Russian didn’t want to imagine what the headmaster would try if he learned what his real ancestry was.</text:p>
      <text:p text:style-name="P4">“No, he only knows the Kemenov are a noble wizarding family. However, he is furious because Mundungus had to search through your family’s home. He came back a few days later as pale as a ghost, with stories of vampires. One… Segei?”</text:p>
      <text:p text:style-name="P4">“Sergei is a bit like the chief guard of the Kemenov House.”</text:p>
      <text:p text:style-name="P4">“Sergei… Like in Sergei Dimitrovitch Pokhastovin, clan Chief of Saint-Petersburg?”</text:p>
      <text:p text:style-name="P4">“Well, you definitely know a lot for a hat stuck in Hogwarts,” Vlad said, surprised. “Yes, that’s him.”</text:p>
      <text:p text:style-name="P6"><text:span text:style-name="T8">“Come one Vlad! He’s cited in your Defence Against the Dark Arts book! </text:span><text:span text:style-name="T11">He</text:span><text:span text:style-name="T8">’s one of the oldest clan Chiefs in Russia </text:span><text:span text:style-name="T11">after all…”</text:span></text:p>
      <text:p text:style-name="P7"><text:span text:style-name="T8">Vladmir shrugged, remembering the part on ‘Bloody Sergei’. But it didn’t make him think of Sergei. The pictures were far from reality and he was depicted as a solitary vampire. Quite the opposite, actually. But in any case, the Defence Against Dark Arts that was taught in Hogwarts was just… </text:span><text:span text:style-name="T12">appalling.</text:span></text:p>
      <text:p text:style-name="P5">“Anyway, Dumby was not happy. So he sent mercenaries a short time after Mundungus. He has no news whatsoever since they arrived in Saint-Petersburg,” the venerable entity continued.</text:p>
      <text:p text:style-name="P5">“I doubt he will have any, Sergei doesn’t like mercenaries. They should have ended up as a snack and their bodies in the Neva. It’s going to freeze soon, they’ll only reappear in the spring.”</text:p>
      <text:p text:style-name="P5">The Sorting Hat shivered at the idea of floating corpses in the river, blue with cold, partially eaten by fish, but despite all that conserved by the freezing cold temperatures. The Kemenovs kept they secrets, and in the most radical way.</text:p>
      <text:p text:style-name="P5">“And for the bad news?” Vladmir whispered after a few minutes, a weary look on his still childish face, which made André sigh.</text:p>
      <text:p text:style-name="P5">“Dumbledore is going to ask for you legal guardianship in addition to your magical,” he whispered.</text:p>
      <text:p text:style-name="P8"><text:span text:style-name="T8">Vladmir stayed a few seconds frozen by surprise. Then his face became glacial and his green eyes took a scary metallic shine. He </text:span><text:span text:style-name="T13">clenched his teeth, his jaws whitening under the pressure and his fists creasing the sheets.</text:span></text:p>
      <text:p text:style-name="P8"><text:span text:style-name="T13">“</text:span><text:span text:style-name="T14">Fawkes, may I ask a favour of you?” he asked, tensed, without looking at the bird.</text:span></text:p>
      <text:p text:style-name="P9"><text:span text:style-name="T8">The phoenix agreed by rubbing his wing on the cheeks of the young Russian, who got up briskly to get to his desk like a thief in the night. Despite his fury, Kevin was sleeping like blessed man, his curtains open as always, and Vladmir didn't want to wake him up. He thus sat down silently and took an empty parchment and a quill. Quill which he broke after the first sentence because of his anger, and which he had to re-cut, </text:span><text:span text:style-name="T15">cursing soflty.</text:span></text:p>
      <text:p text:style-name="P11"><text:soft-page-break/>We have a huge problem. It seems like Dumby becomes more confident in himself and wants to take my legal guardianship.</text:p>
      <text:p text:style-name="P11">Vlad.</text:p>
      <text:p text:style-name="P59"><text:span text:style-name="T8">“</text:span><text:span text:style-name="T15">Can you bring that to my aunt?” he whispered to Fawkes who had just landed on a corner of his desk. The phoenix only gently took the parchment in disappeared in a spray of fire.</text:span></text:p>
      <text:p text:style-name="P30">Vladmir, still tensed up, still sat down. Given the time difference, Katya should already be up. The answer did not take long to arrive. Fawkes reappeared silently few minutes after, holding the same parchment.</text:p>
      <text:p text:style-name="P11">We stop playing and never-mind if we don't find out his motives. I start the complaint against him. Be careful Kitty, and see you later.</text:p>
      <text:p text:style-name="P11">Katya</text:p>
      <text:p text:style-name="P30">Vladmir had an evil smile on his face. Dumbledore had tickled Katya and had woken up the dragon inside her. He was going to go through Hell, from then on. It is thus with his mind split between a tenacious rancour and a mean joy from the future suffering of the headmaster that he went to eat breakfast, after having revised until the waking up hour in the study room of Ravenclaw.</text:p>
      <text:p text:style-name="P41"><text:span text:style-name="T8">On that Halloween Friday, the spirit of the castle was far from the lessons. The breakfast was louder than usual, students </text:span><text:span text:style-name="T16">high-spirited in view of the feast. Albus Dumbledore's surprise announcement didn't calm them down, overjoyed of having a Hogsmead weekend trip. But the event of the day was created by the Hufflepuffs. They had made wonders by arriving together at breakfast… entirely disguised! This had brought up memorable fits of laughter throughout the castle and during their Defence Against Dark Arts.</text:span></text:p>
      <text:p text:style-name="P42"><text:span text:style-name="T16">H</text:span><text:span text:style-name="T8">annah Abbot had chosen a vampire costume, with scarlet eyes and disproportionate more authentic than the real thing; Justin Flint-Fletchley was looking like a furry werewolf, and so on. Demons were wandering through the corridors, accompanied but Muggle monsters like Frankenstein's Monster or the Hulk. In in between all them, Professor Quirrell was hugging the walls, giving out a panicked aura in front of all these costumes. So being in front of a pseudo-vampire during the lesson made him lose his rare composure.</text:span></text:p>
      <text:p text:style-name="P31">“Tell me, will Tweety comeback?” Lisa asked as their courageous professor went out in the middle of a lesson, pale as death.</text:p>
      <text:p text:style-name="P42"><text:span text:style-name="T8">“Bet you he's going to the Hospital Wing,” Michael mocked. “And Hannah! </text:span><text:span text:style-name="T17">Did you do it on purpose?”</text:span></text:p>
      <text:p text:style-name="P32">The little Hufflepuff blushed, nodding.</text:p>
      <text:p text:style-name="P32">“I didn't think he would react like that!” she protested.</text:p>
      <text:p text:style-name="P32">The two Houses laughed wholeheartedly as Professor Flitwick got in, his black eyes sparkling with amusement. He crossed the room and stood in front of the them. They calmed down immediately, despite many smirks.</text:p>
      <text:p text:style-name="P32">“Your professor is unable to teach his courses for this morning…”</text:p>
      <text:p text:style-name="P43"><text:span text:style-name="T8">New giggling cut the small goblin, who waited for silence to come back </text:span><text:span text:style-name="T18">to continue.</text:span></text:p>
      <text:p text:style-name="P33">“You will thus come with me to start the Charms lesson.”</text:p>
      <text:p text:style-name="P44"><text:soft-page-break/><text:span text:style-name="T8">Groans, displeased now, rang out but the comments rapidly faded out in front of the general good mood of the castle. And the rest of the day went smoothly. They learned how to make feathers fly, and a miscast spell by Kevin allowed Professor Flitwick to discover the laws of weightlessness. Vladmir nearly got bit by a Four-o'clock in Botany, saved </text:span><text:span text:style-name="T3">in extremis</text:span><text:span text:style-name="T8"> by Neville, exhilarated to see the poor capacity of his friend in the subject. Even the Transfiguration lesson went smoothly, the severe Gryffindor Head of House even gave him 5 points when he managed to change his wat</text:span><text:span text:style-name="T19">er</text:span><text:span text:style-name="T8"> into wine! Achievement that happened to be a stroke of luck, but that </text:span><text:span text:style-name="T19">Vlad ignored, too amazed by the sudden miracle of a Minerva McGonagall giving him a pinched smile.</text:span></text:p>
      <text:p text:style-name="P34">It is thus satisfied that Vladmir, Neville and Kevin in front of the Great Hall to eat, arriving a bit late <text:s/>for the Halloween feast. They observed with surprise the decorated hall. Grimacing and moving pumpkins were hovering in the room, regularly laughing frighteningly. The banners of the Houses and of the school were greyish and in shambles, the hall was colder than usual, a little breeze going through the banners and making them puff sinistrally. Bats swirled in the room and, at first glance, the Weasley twins had acted up again, because a couple of them seemed very attached to Professor Snape. Furious, he stared at the two carbon-copies that openly laughed at the Gryffindor table.</text:p>
      <text:p text:style-name="P34">The decoration was simply wonderful, accompanied by a very funereal organ ambiance music.</text:p>
      <text:p text:style-name="P45"><text:span text:style-name="T8">The three boys were going to enter when someone briskly passed by them, jostling Kevin incidentally. Somebody with </text:span><text:span text:style-name="T20">a strong</text:span><text:span text:style-name="T8"> </text:span><text:span text:style-name="T20">garlic</text:span><text:span text:style-name="T8"> smell, a purple turban, and a dark aura.</text:span></text:p>
      <text:p text:style-name="P34">“Troll – in the dungeons – thought you ought to know”</text:p>
      <text:p text:style-name="P35">Vlad and Neville exchanged a look before jeering when they saw their courageous Defence professor faint in the middle of the Great Hall as screams rose up. Kevin was standing back up while dusting himself, cursing against the lack of good manners.</text:p>
      <text:p text:style-name="P35">“Godric would eat his hat if he saw the courage of his griffins,” Vlad sneered, observing the table of the red-and-golds, who were panicking.</text:p>
      <text:p text:style-name="P46"><text:span text:style-name="T8">They slipped </text:span><text:span text:style-name="T21">in</text:span><text:span text:style-name="T8"> a corner of the entryway and observed the sudden stampede.</text:span></text:p>
      <text:p text:style-name="P35">“For sure. However, I think Salazar would be proud of his snakes…” Neville said, pointing to the table of the green-and-silvers who were calmly getting out of the Hall under the orders of their Prefects, passing by them and greeting them with a nod.</text:p>
      <text:p text:style-name="P46"><text:span text:style-name="T8">“Tell me… isn't Granger missing from the table?” Vladmir noted, </text:span><text:span text:style-name="T21">straightening.</text:span></text:p>
      <text:p text:style-name="P36">“I've heard that girls in her class made her cry,” Kevin sighed.</text:p>
      <text:p text:style-name="P36">“According to Pansy, the Mudbl… the Muggle-born has hidden herself in the girl's bathrooms on the second floor to lament.”</text:p>
      <text:p text:style-name="P36">“Well, hello Draco,” Kevin smiled to the snake who had stopped in front of them, hands in his pockets and relaxed in appearance, even though a sparkle of worry shone in his eyes. “Might be best to tell on a professor,” the small Ravenclaw continued.</text:p>
      <text:p text:style-name="P36">“You'll do that yourself,” the blond disdainfully sniffed. “I did my good deed for the day.”</text:p>
      <text:p text:style-name="P36">And he abandoned them there after greeting them with a hand gesture, going to his bodyguards and his bulldog-headed fiancée.</text:p>
      <text:p text:style-name="P36"><text:soft-page-break/>“Tell me, what does a troll look like?” Kevin finally asked as he followed Neville. The Gryffindor seemed to want to look for his house mate himself instead of telling on the professors, who were visibly overwhelmed by the collective hysteria of the students.</text:p>
      <text:p text:style-name="P36">“An ugly greenish thing, 4 to 5 metres tall and that smells like out-of-order toilets. Generally, you smell them before seeing them.”</text:p>
      <text:p text:style-name="P36">“Like this horrible smell?” Kevin mumbled, putting his cloak up to his nose.</text:p>
      <text:p text:style-name="P36">“Exactly!” Vladmir joyfully exclaimed.</text:p>
      <text:p text:style-name="P47"><text:span text:style-name="T8">“It's going to the second floor,” </text:span><text:span text:style-name="T22">Neville noted while sniffing the air. “The smell is stronger that way.”</text:span></text:p>
      <text:p text:style-name="P47"><text:span text:style-name="T22">“I thought it was in the dungeons… A troll's not </text:span><text:span text:style-name="T5">that</text:span><text:span text:style-name="T22"> fast.”</text:span></text:p>
      <text:p text:style-name="P37">“A diversion?” Kevin asked with a small voice.</text:p>
      <text:p text:style-name="P37">Neville and Vladmir exchanged a look, both thinking about the same thing. The third floor corridor. They were going to abandon the troll when a terrifying scream rang up. Kevin slipped behind the young Russian.</text:p>
      <text:p text:style-name="P48"><text:span text:style-name="T8">“Vlad… were you initiated?” Neville whispered, </text:span><text:span text:style-name="T23">rapidly approaching the toilets when sounds of broken tiling resounded.</text:span></text:p>
      <text:p text:style-name="P38">“Yeah, why?”</text:p>
      <text:p text:style-name="P38">“Because it means you've already killed,” Neville whispered. “I didn't.”</text:p>
      <text:p text:style-name="P38">“Well, you have to start somewhere,” the Russian retorted. “After all, a troll doesn't think.”</text:p>
      <text:p text:style-name="P48"><text:span text:style-name="T23">“Trolls </text:span><text:span text:style-name="T6">do</text:span><text:span text:style-name="T23"> think,” </text:span><text:span text:style-name="T24">the Gryffindor took offence.</text:span></text:p>
      <text:p text:style-name="P39">“As much as a three-headed dog thinks.”</text:p>
      <text:p text:style-name="P39">The screams began anew and Neville rushed in the room, rapidly followed by the two Ravenclaws. And the display in front of their eyes was impressive.</text:p>
      <text:p text:style-name="P39">The girls' bathrooms were in ruins. Water flowed everywhere and wooden and china pieces were blanketing the room. In the middle of all this, Hermione had probably lost her wand in the debris and was hiding as good as she could under the shattered washbasins.</text:p>
      <text:p text:style-name="P39">Neville groaned when he saw the troll raise its club while he got his wand out of his pocket.</text:p>
      <text:p text:style-name="P39">“Oi! Ugly! Look this way! Hey ho!”</text:p>
      <text:p text:style-name="P39">Kevin was jumping in the entrance, making great signs with his arms to catch the troll's attention.</text:p>
      <text:p text:style-name="P49"><text:span text:style-name="T8">“</text:span><text:span text:style-name="T3">Lumos</text:span><text:span text:style-name="T8">!” </text:span><text:span text:style-name="T25">Neville cried as the troll was looking at Kevin with a dazed face. He roared when he was blinded and shacked his club around.</text:span></text:p>
      <text:p text:style-name="P40">“Mione, step back! Kev, don't get too close!”</text:p>
      <text:p text:style-name="P40">The lioness rapidly obeyed and slipped behind Neville as Kevin was driving the troll up the wall, with help from Vladmir. Fast, they moved in all directions to catch its attention, allowing the Gryffindors to withdraw to the door. As soon as they were out of the troll's reach, Vlad got his wand out and rose it, focused.</text:p>
      <text:p text:style-name="P50"><text:soft-page-break/><text:span text:style-name="T8">“</text:span><text:span text:style-name="T3">Stupefix</text:span><text:span text:style-name="T8">,” he whispered before he cursed when the spell bounced back on the thick skin of the troll.</text:span></text:p>
      <text:p text:style-name="P40">“We have to get it down!” Kevin exclaimed. “The floor is slippery, we have to push it!”</text:p>
      <text:p text:style-name="P50"><text:span text:style-name="T8">“</text:span><text:span text:style-name="T3">Accio</text:span><text:span text:style-name="T8"> Hermione's wand!”</text:span></text:p>
      <text:p text:style-name="P40">Neville caught the wand that flew to him and threw it to his house mate.</text:p>
      <text:p text:style-name="P50"><text:span text:style-name="T8">“Do you know </text:span><text:span text:style-name="T26">D</text:span><text:span text:style-name="T3">epulso</text:span><text:span text:style-name="T8">?”</text:span></text:p>
      <text:p text:style-name="P40">“In theory,” Hermione stammered.</text:p>
      <text:p text:style-name="P40">A cry of pain rang out and they saw Kevin clinging to the troll's head, his wand deeply stuck inside its nose. How the hell did he get up there?</text:p>
      <text:p text:style-name="P40">“The eye would have been better,” Neville cried out. “Jump!”</text:p>
      <text:p text:style-name="P50"><text:span text:style-name="T8">“</text:span><text:span text:style-name="T27">Freeze</text:span><text:span text:style-name="T30">,” Vladmir whispered, using Slavic magic to transform the water on the floor into a huge frozen surface. At the same time, Kevin jumped off the troll as it lost its balance.</text:span></text:p>
      <text:p text:style-name="P50"><text:span text:style-name="T30">“</text:span><text:span text:style-name="T7">Wingardium Leviosa</text:span><text:span text:style-name="T30">” Hermione yelled, slowing down the fall of the small Ravenclaw, who joined them immediately as the troll got back up tediously on the slippery floor. Vlad, Kevin, and Neville exchanged a look before raising their wands, followed by Hermione, more hesitant.</text:span></text:p>
      <text:p text:style-name="P50"><text:span text:style-name="T30">“</text:span><text:span text:style-name="T31">D</text:span><text:span text:style-name="T7">epulso</text:span><text:span text:style-name="T30">!” they all yelled. The troll caught all four spell with its torso and was thrown back with a tremendous speed against the wall. </text:span><text:span text:style-name="T32">A sinister </text:span><text:span text:style-name="T33">snap rose up as the entire castle seemed to tremble from the foundations up. Then, as in slow motion, the troll fell down in a thunder-like noise. Its head had taken a weird angle.</text:span></text:p>
      <text:p text:style-name="P50"><text:span text:style-name="T33">“Is…</text:span><text:span text:style-name="T34"> is it?” Hermione stuttered.</text:span></text:p>
      <text:p text:style-name="P50"><text:span text:style-name="T34">“</text:span><text:span text:style-name="T28">Melt</text:span><text:span text:style-name="T34">,” Vladmir sighed while waving his wand to the floor, where the iced immediately became water again to allow them to move safely. He then approached the troll and pulled Kevin's wand before wiping it on the troll's dirty loincloth.</text:span></text:p>
      <text:p text:style-name="P15">“Dead,” he assented, throwing the wand back to its owner.</text:p>
      <text:p text:style-name="P15">Heels cracked in the entrance and the tree boys pointed their wands to the entryway and exchanged a glance when they saw McGo's furious face. The sudden kindness of the afternoon had already seemed to vanish…</text:p>
      <text:p text:style-name="P15">“Dead,” Snape flatly announced, looking darkly at the four first-years. “Broken neck, it seems.”</text:p>
      <text:p text:style-name="P51"><text:span text:style-name="T30">Vladmir, keeping his contrite face of a </text:span><text:span text:style-name="T35">student caught red-handed, trying not to frown when he noted the severe limp of the Potions professor. He caught a glimpse of a wound at Snape's leg when he stood up, quickly hidden by a crease of his cloak. How the hell did he wound himself like that? Did he have anything to do with the troll diversion?</text:span></text:p>
      <text:p text:style-name="P51"><text:span text:style-name="T35">“What </text:span><text:span text:style-name="T36">took you?” the Lion Head suddenly burst. “You should by in your dormitories and by Merlin, you should consider yourselves lucky to be alive! Kemenov, you are always in the wrong place at the wrong moment, as if…”</text:span></text:p>
      <text:p text:style-name="P16">“It's my fault madam,” Hermione courageously cut her up as Snape and McGo looked daggers at Vladmir.</text:p>
      <text:p text:style-name="P16"><text:soft-page-break/>“Wha… Miss Granger?” the Transfiguration professor asked, stunned.</text:p>
      <text:p text:style-name="P16">“I… I wasn't at the feast and they wanted to warn me…”</text:p>
      <text:p text:style-name="P16">“The troll was supposed to be in the dungeons and you were overwhelmed,” Kevin added with aplomb.</text:p>
      <text:p text:style-name="P51"><text:span text:style-name="T36">“And without them, I would surely look like… that,” she completed, pointing a trembling finger at the dead troll on the floor. “They made a diversion to help me reach the exit and when the troll came our way, we cast a </text:span><text:span text:style-name="T31">banishing</text:span><text:span text:style-name="T36"> </text:span><text:span text:style-name="T31">charm</text:span><text:span text:style-name="T36">.”</text:span></text:p>
      <text:p text:style-name="P52"><text:span text:style-name="T36">N</text:span><text:span text:style-name="T30">eville gave a discreet smile as Vladmir thanked her with a nod. </text:span><text:span text:style-name="T31">Snape's look changed, from furious to strange. A kind of morbid curiosity.</text:span></text:p>
      <text:p text:style-name="P17">“A banishing charm,” he repeated with a drawling voice. “It's not in the first year curriculum.”</text:p>
      <text:p text:style-name="P17">“Er, no,” Neville answered, slightly trembling. “But my grand-mother taught me before I got into Hogwarts, to defend myself, and Hermione is very clever…”</text:p>
      <text:p text:style-name="P17">“An Kemenov and Entwhistle are Ravenclaws,” a small high and filled with proud voice intervened. “As with all my eaglets, they master the basis of second-year to fourth-year charms.”</text:p>
      <text:p text:style-name="P52"><text:span text:style-name="T31">“Messrs Kemenov, Longbottom and Entwhistle, your deplorable attitude will cost you 5 points each,” the Potions professor finally said with a </text:span><text:span text:style-name="T37">contemptuous smile,” for not having told the teachers about your departure and Miss Granger's absence, who also loses 5 points for being absent from the feast that was compulsory.”</text:span></text:p>
      <text:p text:style-name="P52"><text:span text:style-name="T37">“And you win 10 points for both your Houses for having beaten an adult troll,” Flitwick countered with a mocking smile, setting the hourglasses back. “Now go to your common ro</text:span><text:span text:style-name="T38">o</text:span><text:span text:style-name="T37">ms.”</text:span></text:p>
      <text:p text:style-name="P53"><text:span text:style-name="T37">T</text:span><text:span text:style-name="T30">he four students decided they would leave quickly in the corridors and stopped in the Entry Hall, void of any other presence.</text:span></text:p>
      <text:p text:style-name="P53"><text:span text:style-name="T30">“By the way Mione, according to Parkinson, you were… </text:span><text:span text:style-name="T39">upset,” Neville nicely formulated. “Is it because of Ron?”</text:span></text:p>
      <text:p text:style-name="P18">“Weasley? Well, with his legendary tactfulness and sensitivity,” Vlad sighed as Hermione nodded. “Don't listen to him Granger, that guy may be nice, but he's a true oaf, narrow-minded and idiotic.”</text:p>
      <text:p text:style-name="P53"><text:span text:style-name="T39">“His only quality is that he's </text:span><text:span text:style-name="T40">open-minded on certain subjects,” Neville agreed.</text:span></text:p>
      <text:p text:style-name="P19">“He reproaches me for displaying my knowledge and…”</text:p>
      <text:p text:style-name="P19">“You have knowledge and you cut Gryffindor in for it. Without you, we'd be the last House for the Cup.”</text:p>
      <text:p text:style-name="P19">“But…”</text:p>
      <text:p text:style-name="P19">“Hey, would you like to bet?” Vladmir exclaimed, smiling, cutting the lioness up.</text:p>
      <text:p text:style-name="P19">“What kind of bet?” Neville asked, wary.</text:p>
      <text:p text:style-name="P19">“If Granger refrains herself from answering in class for a week, we must do a forfeit for you. One each,” Kevin smiled.</text:p>
      <text:p text:style-name="P19">“Within reason,” Vlad added, looking wearily at Neville.</text:p>
      <text:p text:style-name="P19"><text:soft-page-break/>“But…” Hermione protested as the boy were shaking their hands to conclude the bet. Seeing the supplicating looks from Kevin and Neville, she smiled and agreed herself.</text:p>
      <text:p text:style-name="P54"><text:span text:style-name="T30">“</text:span><text:span text:style-name="T41">You'll see Granger, Weasley is going to beg you </text:span><text:span text:style-name="T42">to re-take your Know-it-all attitude,” Vlad sneered. “In the meantime, have a nice night and see you tomorrow.”</text:span></text:p>
      <text:p text:style-name="P20">He promptly went to his tower, lost in his thoughts far from the bet. A troll in Hogwarts… next time, what would it be? A dragon?</text:p>
      <text:p text:style-name="P12"><text:span text:style-name="T30">.</text:span><text:span text:style-name="T42">oOo.</text:span></text:p>
      <text:p text:style-name="P20">Katya observed attentively the metal gates of the vast manor in front of her. Built out of a dark stone, the imposing abode was still somehow delicate in the details of its architecture, typically Gothic. The letter from Vladmir which she had received two hours earlier had decided her to act. It was time to pull a few strings.</text:p>
      <text:p text:style-name="P55"><text:span text:style-name="T30">“</text:span><text:span text:style-name="T27">I prefer the Kemenov Palace</text:span><text:span text:style-name="T30">,” Sergei signed, looking at the alleyway in front of them, void of any weed or autumnal leaf, despite the fact that the centuries-old trees had colourful seasonal foliage. The lawns and hedges of flowerbeds in the French way near the entrance had the same immaculate look.</text:span></text:p>
      <text:p text:style-name="P55"><text:span text:style-name="T30">“</text:span><text:span text:style-name="T27">Life in the countryside has its merits</text:span><text:span text:style-name="T30">,” </text:span><text:span text:style-name="T43">the Russian Lady retorted, slipping a hand inside the wizarding robe with the coat of arms of her family, smoothing an imaginary crease on the immaculate midnight blue fabric. “</text:span><text:span text:style-name="T29">Far from the noisy city, without any visual or other sensory pollution, and other fun things you get when you live in a city</text:span><text:span text:style-name="T43">.”</text:span></text:p>
      <text:p text:style-name="P55"><text:span text:style-name="T43">“</text:span><text:span text:style-name="T29">You have the Summer Palace for that</text:span><text:span text:style-name="T43">,” the vampire sneered. “</text:span><text:span text:style-name="T29">Shall we announce ourselves</text:span><text:span text:style-name="T43">?”</text:span></text:p>
      <text:p text:style-name="P56"><text:span text:style-name="T30">Katya nodded, observing the sum timidly </text:span><text:span text:style-name="T44">piercing the morning mist. The vampire, </text:span><text:span text:style-name="T45">insensitive to the sun, approached the gate and brushed them, giving their names audibly. Immediately, the heavy metal gates with stylized coats of arms pivoted to let the visitors pass through.</text:span></text:p>
      <text:p text:style-name="P57"><text:span text:style-name="T30">The young woman moved forward, watched by Sergei who followed her, taking a formal distance of two steps to her </text:span><text:span text:style-name="T46">right. They slowly paced on the path of grey slabs, taking the time to admire the gardens, feeling the look of their hosts despite the distance. The protocol rules of the English nobility ruled the official meetings, especially the first ones. They thus had to respect them. They thus had to announce themselves again to a House Elf wearing the steward gown, that guided them in the meanders of the immense dwelling.</text:span></text:p>
      <text:p text:style-name="P21">A few minutes after, the two Russians were introduced into a small drawing room were a couple were expecting them. The man, about forty years old, was nonchalantly leaning on a silver cane and was observing the gardens from a large luminous window. At his side, a slender woman with pure blond hair was standing nobly in the middle of the room and was displaying an appropriate face. Smiling, but false. She welcomed them with a delicate nod and waited for her husband to turn to them. He nearly immediately pivoted and looked at his guests with a striking and highly scheming stormy grey glance.</text:p>
      <text:p text:style-name="P58"><text:span text:style-name="T30">“Lady Kemenov, you are welcome in my humble abode,” he said, stepping forward to take the gloved hand of the young woman and kissing it delicately. “After I have so much heard </text:span><text:span text:style-name="T47">about your renowned family, I can only be delighted to finally meet a Kemenov. Your reputation goes far beyond Russia in certain milieus.”</text:span></text:p>
      <text:p text:style-name="P22"><text:soft-page-break/>“You flatter me, Lord Malfoy.”</text:p>
      <text:p text:style-name="P22">“<text:span text:style-name="T48">I am also delighted to meet a Clan Chief as powerful as you are, Knyaz Pokhastovine,” using the Russian title while shaking the vampire’s cold hand. He bowed slightly in response, before giving Narcissa Malfoy a very toothy smile.</text:span></text:p>
      <text:p text:style-name="P22">“<text:span text:style-name="T48">Milady”, he smiled, taking a step toward her to gallantly bow before her. “Your legendary beauty is only the pale reflection of the truth.”</text:span></text:p>
      <text:p text:style-name="P22">“<text:span text:style-name="T48">Your compliment risks making me blush, Milord”, she answered with a tense smile.</text:span></text:p>
      <text:p text:style-name="P23">Sergei loved making <text:span text:style-name="T49">the people opposite feel uncomfortable, and the witch visibly did terribly so, giving out a frightened smell perfectly perceptible for his vampire senses. He plunged his bloody pupils in the woman’s pale blue eyes.</text:span></text:p>
      <text:p text:style-name="P23">“<text:span text:style-name="T50">I would love to see you blush, Milady</text:span><text:span text:style-name="T49">,” the Clan Chief whispered, voluntarily making his accent stand out while sensually giving her a hand-kissing. “</text:span><text:span text:style-name="T50">Your blood rushing to your face would be beautiful a sight to behold. Appetising.</text:span><text:span text:style-name="T49">”</text:span></text:p>
      <text:p text:style-name="P23">“<text:span text:style-name="T50">Sergei. Stop crushing this woman with your charm</text:span><text:span text:style-name="T49">,” Katya sighed. “</text:span><text:span text:style-name="T50">And you’re fortunate they don’t understand Russian or you’d have an honour duel to deal with.</text:span><text:span text:style-name="T49"> Please excuse him,” she said to the Malfoys,” but his compliments are typically vampiric and a bit… risqué.”</text:span></text:p>
      <text:p text:style-name="P24">And Sergei savoured the slight blush on Narcissa’s cheeks, who as rapidly sent off by her husband. Business stayed business and the wives didn’t have their place there in the traditional English high society.</text:p>
      <text:p text:style-name="P24">Lucius Malfoy smiled when he bowed slightly and held his arm out for Katya to place a light hand on it and be guided and to be guided to a small sofa. She sat down on it, spreading her dress <text:span text:style-name="T51">beside her in order not to make a ruck subtly. However, she knew that the English Lord spied her every gesture.</text:span></text:p>
      <text:p text:style-name="P24">“<text:span text:style-name="T51">Would you like a cup of tea?” Lord Malfoy asked after Sergei took his place beside Katya.</text:span></text:p>
      <text:p text:style-name="P24">“<text:span text:style-name="T51">With pleasure Milord”, Katya affably smiled as Sergei accepted a glass of Firewhiskey.</text:span></text:p>
      <text:p text:style-name="P24">“<text:span text:style-name="T52">Calsa.”</text:span></text:p>
      <text:p text:style-name="P25">A discreet little pop rang out and Lucius Malfoy ordered the little House Elf, with a calm voice, to bring a cup of tea for his guest. A few seconds after, she came back with a china set with the coats of arms of the Malfoys and disappeared as fast as she came. Their host stood up and served the young woman some tea himself before pouring Sergei and himself two glasses of whiskey.</text:p>
      <text:p text:style-name="P25">“What can I do for you, Lady Kemenov?” the man asked after Katya had drunk her first mouthful of tea. Katya took the time to savour it and nodded with an appreciating smile before putting her cup down on the pedestal table beside her and observing herself her host taking a sip of the liqueur.</text:p>
      <text:p text:style-name="P25">“You will congratulate Mrs Malfoy for her choice of tea. It is delicious. A white tea, surely a bai hao yin zhen…”</text:p>
      <text:p text:style-name="P25">Lucius Malfoy slowly nodded, a smirk on his lips, that Katya gave him back under <text:span text:style-name="T53">the thoughtful gaze of the vampire, who noted with attention the Lord’s every gesture.</text:span></text:p>
      <text:p text:style-name="P25">“<text:span text:style-name="T53">Your appreciations are welcome. My wife was desperate to meet a contemporary learned in tea.”</text:span></text:p>
      <text:p text:style-name="P26"><text:soft-page-break/>They took a new swallow of their drinks and the patriarch settled deep in his armchair as Katya adjusted her robes.</text:p>
      <text:p text:style-name="P26">“I think you have a seat in the Hogwarts Board of Governors, if I remember correctly.”</text:p>
      <text:p text:style-name="P26">“Indeed”</text:p>
      <text:p text:style-name="P26">“You are thus able to make a third party enter perfectly legally.”</text:p>
      <text:p text:style-name="P26">“Indeed,” Lucius said again.</text:p>
      <text:p text:style-name="P26">Katya smiled again, the exact same smile her host had, and took her cup of tea to drink a few more mouthfuls. She <text:span text:style-name="T54">absorbed herself in the contemplation of the warm small drawing room. The tones were neutral, with some pale beige enhanced by some royal blue.</text:span></text:p>
      <text:p text:style-name="P27">After a few minutes, which were only disturbed by the sound of the cup on its saucer and the swirl of the whiskey in the glasses of the two men, Lucius Malfoy gave a real smile.</text:p>
      <text:p text:style-name="P27">“Well, Milady, how can my position help you?”</text:p>
      <text:p text:style-name="P27">“It is not help, Lord Malfoy, a quid pro quo. I hear that you want a reason to interfere in Hogwarts’ internal <text:span text:style-name="T55">business.”</text:span></text:p>
      <text:p text:style-name="P27">“<text:span text:style-name="T55">Would you thus have information on what Albus Dumbledore is scheming?”</text:span></text:p>
      <text:p text:style-name="P27">“Maybe…”</text:p>
      <text:p text:style-name="P28">Katya drank a small mouthful of tea before being gallantly given a second cup by the householder. The same ritual took place, and after her first mouthful, Katya resumed.</text:p>
      <text:p text:style-name="P28">“What do you think about magical guardianship?”</text:p>
      <text:p text:style-name="P28">The noble <text:span text:style-name="T56">seemed disconcerted for a moment by the sudden question and he observed Sergei savour his drink, completely detached from the conversation; at least apparently.</text:span></text:p>
      <text:p text:style-name="P28">“<text:span text:style-name="T56">It is ill-advised to entrust the management of property and nobiliary duties to someone appointed by the Ministry. Fortunately, no noble family left their heirs without several guardians designated by way of will.”</text:span></text:p>
      <text:p text:style-name="P28">“<text:span text:style-name="T56">What if I told you that Albus Dumbledore is Harry Potter’s magical guardian?”</text:span></text:p>
      <text:p text:style-name="P28">“<text:span text:style-name="T56">That can’t be! Despite my many disagreements with James Potter, I have to admit he was not stupid. He would never have trusted Albus Dumbledore with the management of his vaults and Lord seat. He didn’t trust him quite like the public opinion thought he did.”</text:span></text:p>
      <text:p text:style-name="P29">Katya smiled, seeing Lord Malfoy sure of himself and quite a bit offended by this idea. She waited playfully for him <text:span text:style-name="T57">to drink a mouthful of whiskey to recover from his sputter/</text:span></text:p>
      <text:p text:style-name="P29">“<text:span text:style-name="T57">Indeed. He didn’t. James would never have left the magical guardianship to this man. He seized it through a Wizengamot vote.”</text:span></text:p>
      <text:p text:style-name="P14">Lucius Malfoy choked on his glass and hid his coughing fit behind a surprised throat clearing; as Sergei was hiding is own amusement behind his glass.</text:p>
      <text:p text:style-name="P14">“I beg your pardon?”</text:p>
      <text:p text:style-name="P14">“Through a Wizengamot vote, he was appointed as magical guardian for Harry James Potter.”</text:p>
      <text:p text:style-name="P14"><text:soft-page-break/>“Potter would never have left his only son and heir without any protection. I would put my title to the risk betting there <text:span text:style-name="T3">is </text:span>a will at Gringott’s! Furthermore, I would have been informed of such a vote!”</text:p>
      <text:p text:style-name="P14">Katya smiled again at his vehemence. Despite all their rancour and diverging opinions, James and Lucius always had a certain respect for each other, at the discreet manner of Pure<text:tab/>-blood society.</text:p>
      <text:p text:style-name="P14">“Not if you were struggling for your liberty after the sudden fall of Voldemort”, said Katya, amused at the shiver of the noble. “And I have proof that Albus Dumbledore his the presence of James Potter’ and Lily Evans-Potter’s will to seize the guardianship of their s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3:08:10.649603871</meta:creation-date>
    <dc:date>2020-07-23T13:08:54.019674320</dc:date>
    <meta:editing-duration>PT44S</meta:editing-duration>
    <meta:editing-cycles>2</meta:editing-cycles>
    <meta:generator>LibreOffice/6.4.4.2$Linux_X86_64 LibreOffice_project/40$Build-2</meta:generator>
    <meta:document-statistic meta:table-count="0" meta:image-count="0" meta:object-count="0" meta:page-count="11" meta:paragraph-count="182" meta:word-count="4900" meta:character-count="28270" meta:non-whitespace-character-count="23549"/>
  </office:meta>
</office:document-meta>
</file>